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60a7d" officeooo:paragraph-rsid="00060a7d" style:font-size-asian="12.25pt" style:font-size-complex="14pt"/>
    </style:style>
    <style:style style:name="P2" style:family="paragraph" style:parent-style-name="Standard">
      <style:paragraph-properties fo:text-align="justify" style:justify-single-word="false"/>
      <style:text-properties fo:font-size="14pt" officeooo:rsid="00060a7d" officeooo:paragraph-rsid="00060a7d" style:font-size-asian="12.25pt" style:font-size-complex="14pt"/>
    </style:style>
    <style:style style:name="P3" style:family="paragraph" style:parent-style-name="Standard">
      <style:paragraph-properties fo:text-align="center" style:justify-single-word="false"/>
      <style:text-properties fo:font-size="14pt" fo:font-weight="bold" officeooo:rsid="00060a7d" officeooo:paragraph-rsid="00060a7d"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060a7d" officeooo:paragraph-rsid="00060a7d"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0pt" fo:font-weight="bold" officeooo:rsid="00060a7d" officeooo:paragraph-rsid="00060a7d" style:font-size-asian="10pt" style:font-weight-asian="bold" style:font-size-complex="10pt" style:font-weight-complex="bold"/>
    </style:style>
    <style:style style:name="P6" style:family="paragraph" style:parent-style-name="Standard">
      <style:paragraph-properties fo:text-align="justify" style:justify-single-word="false"/>
      <style:text-properties fo:color="#000000" officeooo:paragraph-rsid="00077bf8"/>
    </style:style>
    <style:style style:name="P7" style:family="paragraph" style:parent-style-name="Standard">
      <style:paragraph-properties fo:text-align="justify" style:justify-single-word="false"/>
      <style:text-properties fo:color="#000000" style:font-name="Liberation Serif" fo:font-size="10pt" officeooo:paragraph-rsid="00060a7d" style:font-size-asian="10pt" style:font-size-complex="10pt"/>
    </style:style>
    <style:style style:name="P8" style:family="paragraph" style:parent-style-name="Standard">
      <style:paragraph-properties fo:text-align="justify" style:justify-single-word="false"/>
      <style:text-properties fo:color="#000000" style:font-name="Liberation Serif" fo:font-size="10pt" fo:font-weight="bold" officeooo:rsid="00060a7d" officeooo:paragraph-rsid="00060a7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0000" style:font-name="Liberation Serif" fo:font-size="10pt" fo:font-weight="bold" officeooo:rsid="00077bf8" officeooo:paragraph-rsid="00077bf8"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color="#000000" style:font-name="Liberation Serif" fo:font-size="14pt" fo:font-weight="bold" officeooo:rsid="00077bf8" officeooo:paragraph-rsid="00077bf8" style:font-size-asian="12.25pt" style:font-weight-asian="bold" style:font-size-complex="14pt"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000000"/>
    </style:style>
    <style:style style:name="P12" style:family="paragraph" style:parent-style-name="Standard">
      <style:paragraph-properties fo:margin-left="0cm" fo:margin-right="0cm" fo:text-align="start" style:justify-single-word="false" fo:text-indent="0cm" style:auto-text-indent="false"/>
      <style:text-properties fo:color="#000000" style:font-name="Liberation Serif" fo:font-size="10pt" style:font-size-asian="10pt" style:font-size-complex="10pt"/>
    </style:style>
    <style:style style:name="P1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60a7d" style:font-weight-asian="normal" style:font-weight-complex="normal"/>
    </style:style>
    <style:style style:name="T4" style:family="text">
      <style:text-properties fo:font-weight="normal" officeooo:rsid="00090ddb" style:font-weight-asian="normal" style:font-weight-complex="normal"/>
    </style:style>
    <style:style style:name="T5" style:family="text">
      <style:text-properties style:font-name="Monospace" fo:font-size="10pt" style:font-size-asian="10pt"/>
    </style:style>
    <style:style style:name="T6" style:family="text">
      <style:text-properties style:font-name="Monospace" fo:font-size="10pt" officeooo:rsid="000a19f0" style:font-size-asian="10pt"/>
    </style:style>
    <style:style style:name="T7" style:family="text">
      <style:text-properties style:font-name="Monospace" fo:font-size="10pt" fo:font-weight="bold" style:font-size-asian="10pt" style:font-weight-asian="bold"/>
    </style:style>
    <style:style style:name="T8" style:family="text">
      <style:text-properties style:font-name="Monospace" fo:font-size="10pt" fo:font-weight="bold" officeooo:rsid="00077bf8" style:font-size-asian="10pt" style:font-weight-asian="bold" style:font-size-complex="14pt" style:font-weight-complex="bold"/>
    </style:style>
    <style:style style:name="T9" style:family="text">
      <style:text-properties style:font-name="Monospace" fo:font-size="10pt" fo:font-style="italic" fo:font-weight="bold" style:font-size-asian="10pt" style:font-style-asian="italic" style:font-weight-asian="bold"/>
    </style:style>
    <style:style style:name="T10" style:family="text">
      <style:text-properties style:font-name="Monospace" fo:font-size="10pt" fo:font-style="italic" style:font-size-asian="10pt"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ЛАБОРАТОРНАЯ РАБОТА №3</text:p>
      <text:p text:style-name="P3">ТЕХНОЛОГИЯ СВЯЗЫВАНИЯ XML ДАННЫХ</text:p>
      <text:p text:style-name="P1"/>
      <text:p text:style-name="P2"><text:tab/><text:span text:style-name="T1">Цель работы:</text:span> Изучить технологию XML связывания данных с помощью</text:p>
      <text:p text:style-name="P2">API связывания – JAXB.</text:p>
      <text:p text:style-name="P2"/>
      <text:p text:style-name="P4"><text:tab/>3.1 Краткие теоретические сведения</text:p>
      <text:p text:style-name="P2"><text:tab/></text:p>
      <text:p text:style-name="P2"><text:tab/>Расширяемый язык разметки (Extensible Markup Language, аббревиатура -XML) описывает класс объектов XML document, а также частично описываетработу компьютерных программ, обрабатывающих объекты с данными,реализующими этот класс. XML - это прикладной уровень или усеченная формаSGML, Стандартного обобщенного языка разметки. По своему построению,XML документ является полноценным SGML документом.</text:p>
      <text:p text:style-name="P2"><text:tab/>XML документы состоят из единиц размещения, называемыхсущностями, которые содержат разобранные или неразобранные данные. Разобранные данные состоят из набора символов, часть которых образуют символьные данные, часть–разметку. Разметка образует описание схемы размещения и логической структуры документа. Язык XML дает механизм создания ограничений для указанной схемы размещения и логической структуры.</text:p>
      <text:p text:style-name="P2"><text:tab/>Есть три вида XML-документов:</text:p>
      <text:p text:style-name="P2"><text:tab/>1. Неправильные документы не следуют синтаксическим правилам, определенным спецификациею XML. Если разработчик определил правила для документа, которые могут содержаться в DTD или в схеме, и документ не следует этим правилам, такой документ также является неправильным;</text:p>
      <text:p text:style-name="P2"><text:tab/>2. Правильные документы следуют синтаксическим правилам XML иправилам, определенным в их DTD или в схеме;</text:p>
      <text:p text:style-name="P2"><text:tab/>3. Правильно-форматированные документы следуют синтаксическимправилам XML, но не имеют DTD или в схемы.</text:p>
      <text:p text:style-name="P2"><text:tab/>Если XML-документ не нарушает приведенные правила, то он называется</text:p>
      <text:p text:style-name="P2">формально-правильным и все анализаторы, предназначенные для разбора XML-</text:p>
      <text:p text:style-name="P2">документов, смогут работать с ним корректно.</text:p>
      <text:p text:style-name="P2"><text:tab/>Однако кроме проверки на формальное соответствие грамматике языка, вдокументе могут присутствовать средства контроля над содержанием документа, за соблюдением правил, определяющих необходимые соотношениймежду элементами и формирующих структуру документа.</text:p>
      <text:p text:style-name="P2"><text:tab/>Для того, чтобы обеспечить проверку корректности XML-документов, необходимо использовать анализаторы, производящие такую проверку и называемые верифицирующими.</text:p>
      <text:p text:style-name="P2"><text:tab/>На сегодняшний день существует два способа контроля правильности XML- документа: DTD - определения(Document Type Definition) и схемыданных(Semantic Schema). В отличии от SGML, определение DTD-правил вXML не является необходимостью, и это обстоятельство позволяет намсоздавать любые XML-документы, не ломая пока голову над весьма непростымсинтаксисом DTD и XSD.</text:p>
      <text:p text:style-name="P2"><text:soft-page-break/></text:p>
      <text:p text:style-name="P4"><text:tab/>3.2 Текст XML, XSD и DTD используемых в лабораторной работе</text:p>
      <text:p text:style-name="P4"/>
      <text:p text:style-name="P5"><text:tab/><text:span text:style-name="T2">&lt;?xml version="1.0" encoding="UTF-8"?&gt;</text:span></text:p>
      <text:p text:style-name="P5"><text:span text:style-name="T2">&lt;phoneBook xmlns="http://www.example.org/PhoneBook" xmlns:xsi="http://www.w3.org/2001/XMLSchema-instance" xsi:schemaLocation="http://www.example.org/PhoneBook PhoneBook.xsd "&gt;</text:span></text:p>
      <text:p text:style-name="P5"><text:span text:style-name="T2"><text:tab/>&lt;peopleGroup name="work"&gt;</text:span></text:p>
      <text:p text:style-name="P5"><text:span text:style-name="T2"><text:tab/><text:tab/>&lt;person&gt;</text:span></text:p>
      <text:p text:style-name="P5"><text:span text:style-name="T2"><text:tab/><text:tab/><text:tab/>&lt;firstName&gt;Petya&lt;/firstName&gt;</text:span></text:p>
      <text:p text:style-name="P5"><text:span text:style-name="T2"><text:tab/><text:tab/><text:tab/>&lt;lastName&gt;Petrov&lt;/lastName&gt;</text:span></text:p>
      <text:p text:style-name="P5"><text:span text:style-name="T2"><text:tab/><text:tab/><text:tab/>&lt;email&gt;test@test.com&lt;/email&gt;</text:span></text:p>
      <text:p text:style-name="P5"><text:span text:style-name="T2"><text:tab/><text:tab/><text:tab/>&lt;birthday&gt;26.12.1994&lt;/birthday&gt;</text:span></text:p>
      <text:p text:style-name="P5"><text:span text:style-name="T2"><text:tab/><text:tab/><text:tab/>&lt;phoneNumber&gt;</text:span></text:p>
      <text:p text:style-name="P5"><text:span text:style-name="T2"><text:tab/><text:tab/><text:tab/><text:tab/>&lt;mobile&gt;0993388745&lt;/mobile&gt;</text:span></text:p>
      <text:p text:style-name="P5"><text:span text:style-name="T2"><text:tab/><text:tab/><text:tab/><text:tab/>&lt;home&gt;123566&lt;/home&gt;</text:span></text:p>
      <text:p text:style-name="P5"><text:span text:style-name="T2"><text:tab/><text:tab/><text:tab/>&lt;/phoneNumber&gt;</text:span></text:p>
      <text:p text:style-name="P5"><text:span text:style-name="T2"><text:tab/><text:tab/>&lt;/person&gt;</text:span></text:p>
      <text:p text:style-name="P5"><text:span text:style-name="T2"><text:tab/><text:tab/>&lt;person&gt;</text:span></text:p>
      <text:p text:style-name="P5"><text:span text:style-name="T2"><text:tab/><text:tab/><text:tab/>&lt;firstName&gt;Ivan&lt;/firstName&gt;</text:span></text:p>
      <text:p text:style-name="P5"><text:span text:style-name="T2"><text:tab/><text:tab/><text:tab/>&lt;lastName&gt;Ivanov&lt;/lastName&gt;</text:span></text:p>
      <text:p text:style-name="P5"><text:span text:style-name="T2"><text:tab/><text:tab/><text:tab/>&lt;email&gt;vanya123@test.com&lt;/email&gt;</text:span></text:p>
      <text:p text:style-name="P5"><text:span text:style-name="T2"><text:tab/><text:tab/><text:tab/>&lt;birthday&gt;22.12.1994&lt;/birthday&gt;</text:span></text:p>
      <text:p text:style-name="P5"><text:span text:style-name="T2"><text:tab/><text:tab/><text:tab/>&lt;phoneNumber&gt;</text:span></text:p>
      <text:p text:style-name="P5"><text:span text:style-name="T2"><text:tab/><text:tab/><text:tab/><text:tab/>&lt;mobile&gt;0994388745&lt;/mobile&gt;</text:span></text:p>
      <text:p text:style-name="P5"><text:span text:style-name="T2"><text:tab/><text:tab/><text:tab/><text:tab/>&lt;home&gt;123566&lt;/home&gt;</text:span></text:p>
      <text:p text:style-name="P5"><text:span text:style-name="T2"><text:tab/><text:tab/><text:tab/>&lt;/phoneNumber&gt;</text:span></text:p>
      <text:p text:style-name="P5"><text:span text:style-name="T2"><text:tab/><text:tab/>&lt;/person&gt;</text:span></text:p>
      <text:p text:style-name="P5"><text:span text:style-name="T2"><text:tab/>&lt;/peopleGroup&gt;</text:span></text:p>
      <text:p text:style-name="P5"/>
      <text:p text:style-name="P5"><text:span text:style-name="T2"><text:tab/>&lt;peopleGroup name="friends"&gt;</text:span></text:p>
      <text:p text:style-name="P5"><text:span text:style-name="T2"><text:tab/><text:tab/>&lt;person&gt;</text:span></text:p>
      <text:p text:style-name="P5"><text:span text:style-name="T2"><text:tab/><text:tab/><text:tab/>&lt;firstName&gt;Vasya&lt;/firstName&gt;</text:span></text:p>
      <text:p text:style-name="P5"><text:span text:style-name="T2"><text:tab/><text:tab/><text:tab/>&lt;lastName&gt;Vasyafamiliya&lt;/lastName&gt;</text:span></text:p>
      <text:p text:style-name="P5"><text:span text:style-name="T2"><text:tab/><text:tab/><text:tab/>&lt;email&gt;vasya@test.com&lt;/email&gt;</text:span></text:p>
      <text:p text:style-name="P5"><text:span text:style-name="T2"><text:tab/><text:tab/><text:tab/>&lt;birthday&gt;25.12.1994&lt;/birthday&gt;</text:span></text:p>
      <text:p text:style-name="P5"><text:span text:style-name="T2"><text:tab/><text:tab/><text:tab/>&lt;phoneNumber&gt;</text:span></text:p>
      <text:p text:style-name="P5"><text:span text:style-name="T2"><text:tab/><text:tab/><text:tab/><text:tab/>&lt;mobile&gt;0933388745&lt;/mobile&gt;</text:span></text:p>
      <text:p text:style-name="P5"><text:span text:style-name="T2"><text:tab/><text:tab/><text:tab/><text:tab/>&lt;home&gt;123466&lt;/home&gt;</text:span></text:p>
      <text:p text:style-name="P5"><text:span text:style-name="T2"><text:tab/><text:tab/><text:tab/>&lt;/phoneNumber&gt;</text:span></text:p>
      <text:p text:style-name="P5"><text:span text:style-name="T2"><text:tab/><text:tab/>&lt;/person&gt;</text:span></text:p>
      <text:p text:style-name="P5"><text:span text:style-name="T2"><text:tab/>&lt;/peopleGroup&gt;</text:span></text:p>
      <text:p text:style-name="P5"><text:span text:style-name="T2">&lt;/phoneBook&gt;</text:span></text:p>
      <text:p text:style-name="P4"/>
      <text:p text:style-name="P7"><text:span text:style-name="T3"><text:tab/></text:span>&lt;xs:schema attributeFormDefault="unqualified" elementFormDefault="qualified" targetNamespace="http://www.example.org/PhoneBook" xmlns:xs="http://www.w3.org/2001/XMLSchema"&gt;</text:p>
      <text:p text:style-name="P12"><text:s text:c="2"/>&lt;xs:element name="phoneBook"&gt;</text:p>
      <text:p text:style-name="P12"><text:s text:c="4"/>&lt;xs:complexType&gt;</text:p>
      <text:p text:style-name="P12"><text:s text:c="6"/>&lt;xs:sequence&gt;</text:p>
      <text:p text:style-name="P12"><text:s text:c="8"/>&lt;xs:element name="peopleGroup" maxOccurs="unbounded" minOccurs="0"&gt;</text:p>
      <text:p text:style-name="P12"><text:s text:c="10"/>&lt;xs:complexType&gt;</text:p>
      <text:p text:style-name="P12"><text:s text:c="12"/>&lt;xs:sequence&gt;</text:p>
      <text:p text:style-name="P12"><text:s text:c="14"/>&lt;xs:element name="person" maxOccurs="unbounded" minOccurs="0"&gt;</text:p>
      <text:p text:style-name="P12"><text:s text:c="16"/>&lt;xs:complexType&gt;</text:p>
      <text:p text:style-name="P12"><text:s text:c="18"/>&lt;xs:sequence&gt;</text:p>
      <text:p text:style-name="P12"><text:s text:c="20"/>&lt;xs:element type="xs:string" name="firstName" minOccurs="1" maxOccurs="1"/&gt;</text:p>
      <text:p text:style-name="P12"><text:s text:c="20"/>&lt;xs:element type="xs:string" name="lastName" minOccurs="1" maxOccurs="1"/&gt;</text:p>
      <text:p text:style-name="P12"><text:s text:c="20"/>&lt;xs:element type="xs:string" name="email" minOccurs="0" maxOccurs="unbounded"/&gt;</text:p>
      <text:p text:style-name="P12"><text:s text:c="20"/>&lt;xs:element type="xs:string" name="birthday" minOccurs="0" maxOccurs="1"/&gt;</text:p>
      <text:p text:style-name="P12"><text:s text:c="20"/>&lt;xs:element name="phoneNumber"&gt;</text:p>
      <text:p text:style-name="P12"><text:s text:c="22"/>&lt;xs:complexType&gt;</text:p>
      <text:p text:style-name="P12"><text:s text:c="24"/>&lt;xs:sequence&gt;</text:p>
      <text:p text:style-name="P12"><text:soft-page-break/><text:s text:c="26"/>&lt;xs:element type="xs:int" name="mobile" minOccurs="1" maxOccurs="1"/&gt;</text:p>
      <text:p text:style-name="P12"><text:s text:c="26"/>&lt;xs:element type="xs:int" name="home" minOccurs="1" maxOccurs="1"/&gt;</text:p>
      <text:p text:style-name="P12"><text:s text:c="24"/>&lt;/xs:sequence&gt;</text:p>
      <text:p text:style-name="P12"><text:s text:c="22"/>&lt;/xs:complexType&gt;</text:p>
      <text:p text:style-name="P12"><text:s text:c="20"/>&lt;/xs:element&gt;</text:p>
      <text:p text:style-name="P12"><text:s text:c="18"/>&lt;/xs:sequence&gt;</text:p>
      <text:p text:style-name="P12"><text:s text:c="16"/>&lt;/xs:complexType&gt;</text:p>
      <text:p text:style-name="P12"><text:s text:c="14"/>&lt;/xs:element&gt;</text:p>
      <text:p text:style-name="P12"><text:s text:c="12"/>&lt;/xs:sequence&gt;</text:p>
      <text:p text:style-name="P12"><text:s text:c="12"/>&lt;xs:attribute type="xs:string" name="name" use="optional"/&gt;</text:p>
      <text:p text:style-name="P12"><text:s text:c="10"/>&lt;/xs:complexType&gt;</text:p>
      <text:p text:style-name="P12"><text:s text:c="8"/>&lt;/xs:element&gt;</text:p>
      <text:p text:style-name="P12"><text:s text:c="6"/>&lt;/xs:sequence&gt;</text:p>
      <text:p text:style-name="P12"><text:s text:c="4"/>&lt;/xs:complexType&gt;</text:p>
      <text:p text:style-name="P12"><text:s text:c="2"/>&lt;/xs:element&gt;</text:p>
      <text:p text:style-name="P12">&lt;/xs:schema&gt;</text:p>
      <text:p text:style-name="P8"/>
      <text:p text:style-name="P9"><text:span text:style-name="T2">&lt;!DOCTYPE phoneBook [</text:span></text:p>
      <text:p text:style-name="P9"><text:span text:style-name="T2">&lt;ELEMENT peopleGroup* (person)&gt;</text:span></text:p>
      <text:p text:style-name="P9"><text:span text:style-name="T2">&lt;ELEMENT person* (firstName, lastName, email*, birthday, phoneNumber)&gt;</text:span></text:p>
      <text:p text:style-name="P9"><text:span text:style-name="T2">&lt;ELEMENT firstName (#PCDATA)&gt;</text:span></text:p>
      <text:p text:style-name="P9"><text:span text:style-name="T2">&lt;ELEMENT lastName (#PCDATA)&gt;</text:span></text:p>
      <text:p text:style-name="P9"><text:span text:style-name="T2">&lt;ELEMENT email (#PCDATA)&gt;</text:span></text:p>
      <text:p text:style-name="P9"><text:span text:style-name="T2">&lt;ELEMENT birthday (#PCDATA)&gt;</text:span></text:p>
      <text:p text:style-name="P9"><text:span text:style-name="T2">&lt;ELEMENT phoneNumber (home*, work*)&gt;</text:span></text:p>
      <text:p text:style-name="P9"><text:span text:style-name="T2">&lt;ELEMENT work (#PCDATA)&gt;</text:span></text:p>
      <text:p text:style-name="P9"><text:span text:style-name="T2">&lt;ELEMENT home (#PCDATA)&gt;</text:span></text:p>
      <text:p text:style-name="P9"><text:span text:style-name="T2"><text:tab/>]&gt;</text:span></text:p>
      <text:p text:style-name="P9"/>
      <text:p text:style-name="P10"><text:tab/>3.3 Исходные тексты программы</text:p>
      <text:p text:style-name="P10"/>
      <text:p text:style-name="P6"><text:span text:style-name="T8">public class Main {</text:span></text:p>
      <text:p text:style-name="P11"><text:span text:style-name="T5"><text:tab/></text:span><text:span text:style-name="T7">public</text:span><text:span text:style-name="T5"> </text:span><text:span text:style-name="T7">static</text:span><text:span text:style-name="T5"> </text:span><text:span text:style-name="T7">void</text:span><text:span text:style-name="T5"> </text:span><text:span text:style-name="T7">main</text:span><text:span text:style-name="T5">(</text:span><text:span text:style-name="T7">String</text:span><text:span text:style-name="T5">[] args) </text:span><text:span text:style-name="T7">throws</text:span><text:span text:style-name="T5"> </text:span><text:span text:style-name="T7">Exception</text:span><text:span text:style-name="T5"> {</text:span></text:p>
      <text:p text:style-name="P11"><text:span text:style-name="T5"><text:tab/><text:tab/></text:span><text:span text:style-name="T7">ObjectFactory</text:span><text:span text:style-name="T5"> </text:span><text:span text:style-name="T7">of</text:span><text:span text:style-name="T5"> = </text:span><text:span text:style-name="T7">new</text:span><text:span text:style-name="T5"> ObjectFactory();</text:span></text:p>
      <text:p text:style-name="P11"><text:span text:style-name="T5"><text:tab/><text:tab/></text:span><text:span text:style-name="T7">System</text:span><text:span text:style-name="T5">.</text:span><text:span text:style-name="T9">out</text:span><text:span text:style-name="T5">.println("enter xml file name:");</text:span></text:p>
      <text:p text:style-name="P11"><text:span text:style-name="T5"><text:tab/><text:tab/></text:span><text:span text:style-name="T7">Scanner</text:span><text:span text:style-name="T5"> </text:span><text:span text:style-name="T7">in</text:span><text:span text:style-name="T5"> = </text:span><text:span text:style-name="T7">new</text:span><text:span text:style-name="T5"> Scanner(</text:span><text:span text:style-name="T7">System</text:span><text:span text:style-name="T5">.</text:span><text:span text:style-name="T9">in</text:span><text:span text:style-name="T5">);</text:span></text:p>
      <text:p text:style-name="P11"><text:span text:style-name="T5"><text:tab/><text:tab/></text:span><text:span text:style-name="T7">JaxbPhoneBook</text:span><text:span text:style-name="T5"> </text:span><text:span text:style-name="T7">jphb</text:span><text:span text:style-name="T5"> = </text:span><text:span text:style-name="T7">new</text:span><text:span text:style-name="T5"> JaxbPhoneBook();</text:span></text:p>
      <text:p text:style-name="P11"><text:span text:style-name="T5"><text:tab/><text:tab/></text:span><text:span text:style-name="T7">try</text:span><text:span text:style-name="T5"> {</text:span></text:p>
      <text:p text:style-name="P11"><text:span text:style-name="T5"><text:tab/><text:tab/><text:tab/>jphb.unmarshall(in.next());</text:span></text:p>
      <text:p text:style-name="P11"><text:span text:style-name="T5"><text:tab/><text:tab/>} </text:span><text:span text:style-name="T7">catch</text:span><text:span text:style-name="T5"> (</text:span><text:span text:style-name="T7">Exception</text:span><text:span text:style-name="T5"> </text:span><text:span text:style-name="T7">e</text:span><text:span text:style-name="T5">) {</text:span></text:p>
      <text:p text:style-name="P11"><text:span text:style-name="T5"><text:tab/><text:tab/><text:tab/></text:span><text:span text:style-name="T7">System</text:span><text:span text:style-name="T5">.</text:span><text:span text:style-name="T9">err</text:span><text:span text:style-name="T5">.println("file not found");</text:span></text:p>
      <text:p text:style-name="P11"><text:span text:style-name="T5"><text:tab/><text:tab/><text:tab/>e.printStackTrace();</text:span></text:p>
      <text:p text:style-name="P11"><text:span text:style-name="T5"><text:tab/><text:tab/>}</text:span></text:p>
      <text:p text:style-name="P11"><text:span text:style-name="T5"><text:tab/><text:tab/></text:span><text:span text:style-name="T7">System</text:span><text:span text:style-name="T5">.</text:span><text:span text:style-name="T9">out</text:span><text:span text:style-name="T5">.println("add people group: ");</text:span></text:p>
      <text:p text:style-name="P11"><text:span text:style-name="T5"><text:tab/><text:tab/></text:span><text:span text:style-name="T7">PhoneBook</text:span><text:span text:style-name="T5">.</text:span><text:span text:style-name="T7">PeopleGroup</text:span><text:span text:style-name="T5"> </text:span><text:span text:style-name="T7">pg</text:span><text:span text:style-name="T5"> = of.createPhoneBookPeopleGroup();</text:span></text:p>
      <text:p text:style-name="P11"><text:span text:style-name="T5"><text:tab/><text:tab/>pg.setName(in.next());</text:span></text:p>
      <text:p text:style-name="P11"><text:span text:style-name="T5"><text:tab/><text:tab/>jphb.addPeopleGroup(pg);</text:span></text:p>
      <text:p text:style-name="P11"><text:span text:style-name="T5"><text:tab/><text:tab/></text:span><text:span text:style-name="T7">System</text:span><text:span text:style-name="T5">.</text:span><text:span text:style-name="T9">out</text:span><text:span text:style-name="T5">.println("add people to new peoplegroup: ");</text:span></text:p>
      <text:p text:style-name="P11"><text:span text:style-name="T5"><text:tab/><text:tab/></text:span><text:span text:style-name="T7">PhoneBook</text:span><text:span text:style-name="T5">.</text:span><text:span text:style-name="T7">PeopleGroup</text:span><text:span text:style-name="T5">.</text:span><text:span text:style-name="T7">Person</text:span><text:span text:style-name="T5"> </text:span><text:span text:style-name="T7">pl</text:span><text:span text:style-name="T5"> = of.createPhoneBookPeopleGroupPerson();</text:span></text:p>
      <text:p text:style-name="P11"><text:span text:style-name="T5"><text:tab/><text:tab/></text:span><text:span text:style-name="T7">System</text:span><text:span text:style-name="T5">.</text:span><text:span text:style-name="T9">out</text:span><text:span text:style-name="T5">.println("first name");</text:span></text:p>
      <text:p text:style-name="P11"><text:span text:style-name="T5"><text:tab/><text:tab/>pl.setFirstName(in.next());</text:span></text:p>
      <text:p text:style-name="P11"><text:span text:style-name="T5"><text:tab/><text:tab/></text:span><text:span text:style-name="T7">System</text:span><text:span text:style-name="T5">.</text:span><text:span text:style-name="T9">out</text:span><text:span text:style-name="T5">.println("last name");</text:span></text:p>
      <text:p text:style-name="P11"><text:span text:style-name="T5"><text:tab/><text:tab/>pl.setLastName(in.next());</text:span></text:p>
      <text:p text:style-name="P11"><text:span text:style-name="T5"><text:tab/><text:tab/></text:span><text:span text:style-name="T7">PhoneBook</text:span><text:span text:style-name="T5">.</text:span><text:span text:style-name="T7">PeopleGroup</text:span><text:span text:style-name="T5">.</text:span><text:span text:style-name="T7">Person</text:span><text:span text:style-name="T5">.</text:span><text:span text:style-name="T7">PhoneNumber</text:span><text:span text:style-name="T5"> </text:span><text:span text:style-name="T7">p</text:span><text:span text:style-name="T5"> = of.createPhoneBookPeopleGroupPersonPhoneNumber();</text:span></text:p>
      <text:p text:style-name="P11"><text:span text:style-name="T5"><text:tab/><text:tab/></text:span><text:span text:style-name="T7">System</text:span><text:span text:style-name="T5">.</text:span><text:span text:style-name="T9">out</text:span><text:span text:style-name="T5">.println("mobile number");</text:span></text:p>
      <text:p text:style-name="P11"><text:span text:style-name="T5"><text:tab/><text:tab/>p.setMobile(in.next());</text:span></text:p>
      <text:p text:style-name="P11"><text:span text:style-name="T5"><text:tab/><text:tab/>pl.setPhoneNumber(p);</text:span></text:p>
      <text:p text:style-name="P11"><text:span text:style-name="T5"><text:tab/><text:tab/>jphb.addPeople(pl, pg.getName());</text:span></text:p>
      <text:p text:style-name="P11"><text:span text:style-name="T5"><text:tab/><text:tab/></text:span><text:span text:style-name="T7">System</text:span><text:span text:style-name="T5">.</text:span><text:span text:style-name="T9">out</text:span><text:span text:style-name="T5">.println("save to: ");</text:span></text:p>
      <text:p text:style-name="P11"><text:span text:style-name="T5"><text:tab/><text:tab/>jphb.marshall(in.next());</text:span></text:p>
      <text:p text:style-name="P11"><text:soft-page-break/><text:span text:style-name="T5"><text:tab/><text:tab/>in.close();</text:span></text:p>
      <text:p text:style-name="P11"><text:span text:style-name="T5"><text:tab/>}</text:span></text:p>
      <text:p text:style-name="P11"><text:span text:style-name="T5">}</text:span></text:p>
      <text:p text:style-name="P10"/>
      <text:p text:style-name="P6"><text:span text:style-name="T8">public class JaxbPhoneBook {</text:span></text:p>
      <text:p text:style-name="P11"><text:span text:style-name="T5"><text:tab/></text:span><text:span text:style-name="T7">private</text:span><text:span text:style-name="T5"> </text:span><text:span text:style-name="T7">final</text:span><text:span text:style-name="T5"> </text:span><text:span text:style-name="T7">static</text:span><text:span text:style-name="T5"> </text:span><text:span text:style-name="T7">String</text:span><text:span text:style-name="T5"> </text:span><text:span text:style-name="T9">PACKAGE_NAME</text:span><text:span text:style-name="T5"> = "org.example.phonebook";</text:span></text:p>
      <text:p text:style-name="P11"><text:span text:style-name="T5"><text:tab/></text:span><text:span text:style-name="T7">private</text:span><text:span text:style-name="T5"> </text:span><text:span text:style-name="T7">JAXBContext</text:span><text:span text:style-name="T5"> jc = </text:span><text:span text:style-name="T7">null</text:span><text:span text:style-name="T5">;</text:span></text:p>
      <text:p text:style-name="P11"><text:span text:style-name="T5"><text:tab/></text:span><text:span text:style-name="T7">private</text:span><text:span text:style-name="T5"> </text:span><text:span text:style-name="T7">PhoneBook</text:span><text:span text:style-name="T5"> phoneBook = </text:span><text:span text:style-name="T7">new</text:span><text:span text:style-name="T5"> PhoneBook()</text:span><text:span text:style-name="T6">;</text:span></text:p>
      <text:p text:style-name="P11"><text:span text:style-name="T5"><text:tab/></text:span><text:span text:style-name="T7">public</text:span><text:span text:style-name="T5"> </text:span><text:span text:style-name="T7">JaxbPhoneBook</text:span><text:span text:style-name="T5">() </text:span><text:span text:style-name="T7">throws</text:span><text:span text:style-name="T5"> </text:span><text:span text:style-name="T7">JAXBException</text:span><text:span text:style-name="T5">{</text:span></text:p>
      <text:p text:style-name="P11"><text:span text:style-name="T5"><text:tab/><text:tab/>jc = </text:span><text:span text:style-name="T7">JAXBContext</text:span><text:span text:style-name="T5">.</text:span><text:span text:style-name="T10">newInstance</text:span><text:span text:style-name="T5">(</text:span><text:span text:style-name="T9">PACKAGE_NAME</text:span><text:span text:style-name="T5">);</text:span></text:p>
      <text:p text:style-name="P11"><text:span text:style-name="T5"><text:tab/>}</text:span></text:p>
      <text:p text:style-name="P11"><text:span text:style-name="T5"><text:tab/></text:span><text:span text:style-name="T7">public</text:span><text:span text:style-name="T5"> </text:span><text:span text:style-name="T7">void</text:span><text:span text:style-name="T5"> </text:span><text:span text:style-name="T7">addPeople</text:span><text:span text:style-name="T5">(</text:span><text:span text:style-name="T7">PhoneBook</text:span><text:span text:style-name="T5">.</text:span><text:span text:style-name="T7">PeopleGroup</text:span><text:span text:style-name="T5">.</text:span><text:span text:style-name="T7">Person</text:span><text:span text:style-name="T5"> pl, </text:span><text:span text:style-name="T7">String</text:span><text:span text:style-name="T5"> pgName) </text:span><text:span text:style-name="T7">throws</text:span><text:span text:style-name="T5"> </text:span><text:span text:style-name="T7">Exception</text:span><text:span text:style-name="T5"> {</text:span></text:p>
      <text:p text:style-name="P11"><text:span text:style-name="T5"><text:tab/><text:tab/></text:span><text:span text:style-name="T7">if</text:span><text:span text:style-name="T5"> (pl == </text:span><text:span text:style-name="T7">null</text:span><text:span text:style-name="T5"> || pgName == </text:span><text:span text:style-name="T7">null</text:span><text:span text:style-name="T5">){</text:span></text:p>
      <text:p text:style-name="P11"><text:span text:style-name="T5"><text:tab/><text:tab/><text:tab/></text:span><text:span text:style-name="T7">throw</text:span><text:span text:style-name="T5"> </text:span><text:span text:style-name="T7">new</text:span><text:span text:style-name="T5"> NullPointerException("null args");</text:span></text:p>
      <text:p text:style-name="P11"><text:span text:style-name="T5"><text:tab/><text:tab/>}</text:span></text:p>
      <text:p text:style-name="P11"><text:span text:style-name="T5"><text:tab/><text:tab/>List&lt;</text:span><text:span text:style-name="T7">PhoneBook</text:span><text:span text:style-name="T5">.</text:span><text:span text:style-name="T7">PeopleGroup</text:span><text:span text:style-name="T5">&gt; </text:span><text:span text:style-name="T7">peopleGroup</text:span><text:span text:style-name="T5"> = phoneBook.getPeopleGroup();<text:tab/></text:span></text:p>
      <text:p text:style-name="P11"><text:span text:style-name="T5"><text:tab/><text:tab/></text:span><text:span text:style-name="T7">for</text:span><text:span text:style-name="T5"> (</text:span><text:span text:style-name="T7">PhoneBook</text:span><text:span text:style-name="T5">.</text:span><text:span text:style-name="T7">PeopleGroup</text:span><text:span text:style-name="T5"> </text:span><text:span text:style-name="T7">pg</text:span><text:span text:style-name="T5">: peopleGroup){</text:span></text:p>
      <text:p text:style-name="P11"><text:span text:style-name="T5"><text:tab/><text:tab/><text:tab/></text:span><text:span text:style-name="T7">System</text:span><text:span text:style-name="T5">.</text:span><text:span text:style-name="T9">out</text:span><text:span text:style-name="T5">.println(pg.getName());</text:span></text:p>
      <text:p text:style-name="P11"><text:span text:style-name="T5"><text:tab/><text:tab/><text:tab/></text:span><text:span text:style-name="T7">if</text:span><text:span text:style-name="T5"> (pg.getName().equals(pgName)){</text:span></text:p>
      <text:p text:style-name="P11"><text:span text:style-name="T5"><text:tab/><text:tab/><text:tab/><text:tab/>pg.getPerson().add(pl);</text:span></text:p>
      <text:p text:style-name="P11"><text:span text:style-name="T5"><text:tab/><text:tab/><text:tab/><text:tab/></text:span><text:span text:style-name="T7">return</text:span><text:span text:style-name="T5">;</text:span></text:p>
      <text:p text:style-name="P11"><text:span text:style-name="T5"><text:tab/><text:tab/><text:tab/>}</text:span></text:p>
      <text:p text:style-name="P11"><text:span text:style-name="T5"><text:tab/><text:tab/>}</text:span></text:p>
      <text:p text:style-name="P11"><text:span text:style-name="T5"><text:tab/><text:tab/></text:span><text:span text:style-name="T7">throw</text:span><text:span text:style-name="T5"> </text:span><text:span text:style-name="T7">new</text:span><text:span text:style-name="T5"> Exception("people group not found");</text:span></text:p>
      <text:p text:style-name="P11"><text:span text:style-name="T5"><text:tab/>}</text:span></text:p>
      <text:p text:style-name="P11"><text:span text:style-name="T5"><text:tab/></text:span><text:span text:style-name="T7">public</text:span><text:span text:style-name="T5"> </text:span><text:span text:style-name="T7">void</text:span><text:span text:style-name="T5"> </text:span><text:span text:style-name="T7">clearPhoneBook</text:span><text:span text:style-name="T5">(){</text:span></text:p>
      <text:p text:style-name="P11"><text:span text:style-name="T5"><text:tab/><text:tab/>phoneBook.getPeopleGroup().clear();</text:span></text:p>
      <text:p text:style-name="P11"><text:span text:style-name="T5"><text:tab/>}</text:span></text:p>
      <text:p text:style-name="P11"><text:span text:style-name="T5"><text:tab/></text:span><text:span text:style-name="T7">public</text:span><text:span text:style-name="T5"> </text:span><text:span text:style-name="T7">void</text:span><text:span text:style-name="T5"> </text:span><text:span text:style-name="T7">unmarshall</text:span><text:span text:style-name="T5">(</text:span><text:span text:style-name="T7">String</text:span><text:span text:style-name="T5"> fileName) </text:span><text:span text:style-name="T7">throws</text:span><text:span text:style-name="T5"> </text:span><text:span text:style-name="T7">Exception</text:span><text:span text:style-name="T5">{</text:span></text:p>
      <text:p text:style-name="P11"><text:span text:style-name="T5"><text:tab/><text:tab/>Unmarshaller </text:span><text:span text:style-name="T7">um</text:span><text:span text:style-name="T5"> = jc.createUnmarshaller();</text:span></text:p>
      <text:p text:style-name="P11"><text:span text:style-name="T5"><text:tab/><text:tab/>clearPhoneBook();</text:span></text:p>
      <text:p text:style-name="P11"><text:span text:style-name="T5"><text:tab/><text:tab/>um.setEventHandler(</text:span><text:span text:style-name="T7">new</text:span><text:span text:style-name="T5"> javax.xml.bind.helpers.DefaultValidationEventHandler());</text:span></text:p>
      <text:p text:style-name="P11"><text:span text:style-name="T5"><text:tab/><text:tab/>phoneBook = (</text:span><text:span text:style-name="T7">PhoneBook</text:span><text:span text:style-name="T5">)um.unmarshal(</text:span><text:span text:style-name="T7">new</text:span><text:span text:style-name="T5"> FileInputStream(fileName));</text:span></text:p>
      <text:p text:style-name="P11"><text:span text:style-name="T5"><text:tab/>}</text:span></text:p>
      <text:p text:style-name="P11"><text:span text:style-name="T5"><text:tab/></text:span><text:span text:style-name="T7">public</text:span><text:span text:style-name="T5"> </text:span><text:span text:style-name="T7">void</text:span><text:span text:style-name="T5"> </text:span><text:span text:style-name="T7">marshall</text:span><text:span text:style-name="T5">(</text:span><text:span text:style-name="T7">String</text:span><text:span text:style-name="T5"> fileName) </text:span><text:span text:style-name="T7">throws</text:span><text:span text:style-name="T5"> </text:span><text:span text:style-name="T7">Exception</text:span><text:span text:style-name="T5">{</text:span></text:p>
      <text:p text:style-name="P11"><text:span text:style-name="T5"><text:tab/><text:tab/>Marshaller </text:span><text:span text:style-name="T7">m</text:span><text:span text:style-name="T5"> = jc.createMarshaller();</text:span></text:p>
      <text:p text:style-name="P11"><text:span text:style-name="T5"><text:tab/><text:tab/>m.marshal(phoneBook, </text:span><text:span text:style-name="T7">new</text:span><text:span text:style-name="T5"> FileOutputStream(fileName));</text:span></text:p>
      <text:p text:style-name="P11"><text:span text:style-name="T5"><text:tab/>}</text:span></text:p>
      <text:p text:style-name="P11"><text:span text:style-name="T5"><text:tab/></text:span><text:span text:style-name="T7">public</text:span><text:span text:style-name="T5"> </text:span><text:span text:style-name="T7">PhoneBook</text:span><text:span text:style-name="T5">.</text:span><text:span text:style-name="T7">PeopleGroup</text:span><text:span text:style-name="T5">.</text:span><text:span text:style-name="T7">Person</text:span><text:span text:style-name="T5">[] </text:span><text:span text:style-name="T7">getPeoples</text:span><text:span text:style-name="T5">(</text:span><text:span text:style-name="T7">String</text:span><text:span text:style-name="T5"> pgName){</text:span></text:p>
      <text:p text:style-name="P11"><text:span text:style-name="T5"><text:tab/><text:tab/></text:span><text:span text:style-name="T7">for</text:span><text:span text:style-name="T5"> (</text:span><text:span text:style-name="T7">PhoneBook</text:span><text:span text:style-name="T5">.</text:span><text:span text:style-name="T7">PeopleGroup</text:span><text:span text:style-name="T5"> </text:span><text:span text:style-name="T7">pg</text:span><text:span text:style-name="T5">: phoneBook.getPeopleGroup()){</text:span></text:p>
      <text:p text:style-name="P11"><text:span text:style-name="T5"><text:tab/><text:tab/><text:tab/></text:span><text:span text:style-name="T7">if</text:span><text:span text:style-name="T5"> (pg.getName().equals(pgName)){</text:span></text:p>
      <text:p text:style-name="P11"><text:span text:style-name="T5"><text:tab/><text:tab/><text:tab/><text:tab/></text:span><text:span text:style-name="T7">return</text:span><text:span text:style-name="T5"> (</text:span><text:span text:style-name="T7">PhoneBook</text:span><text:span text:style-name="T5">.</text:span><text:span text:style-name="T7">PeopleGroup</text:span><text:span text:style-name="T5">.</text:span><text:span text:style-name="T7">Person</text:span><text:span text:style-name="T5">[]) pg.getPerson().toArray();</text:span></text:p>
      <text:p text:style-name="P11"><text:span text:style-name="T5"><text:tab/><text:tab/><text:tab/>}</text:span></text:p>
      <text:p text:style-name="P11"><text:span text:style-name="T5"><text:tab/><text:tab/>}</text:span></text:p>
      <text:p text:style-name="P11"><text:span text:style-name="T5"><text:tab/><text:tab/></text:span><text:span text:style-name="T7">return</text:span><text:span text:style-name="T5"> </text:span><text:span text:style-name="T7">null</text:span><text:span text:style-name="T5">;</text:span></text:p>
      <text:p text:style-name="P11"><text:span text:style-name="T5"><text:tab/>}</text:span></text:p>
      <text:p text:style-name="P11"><text:span text:style-name="T5"><text:tab/></text:span><text:span text:style-name="T7">public</text:span><text:span text:style-name="T5"> </text:span><text:span text:style-name="T7">void</text:span><text:span text:style-name="T5"> </text:span><text:span text:style-name="T7">addPeopleGroup</text:span><text:span text:style-name="T5">(</text:span><text:span text:style-name="T7">PhoneBook</text:span><text:span text:style-name="T5">.</text:span><text:span text:style-name="T7">PeopleGroup</text:span><text:span text:style-name="T5"> pg){</text:span></text:p>
      <text:p text:style-name="P11"><text:span text:style-name="T5"><text:tab/><text:tab/></text:span><text:span text:style-name="T7">if</text:span><text:span text:style-name="T5"> (phoneBook.getPeopleGroup().contains(pg)){</text:span></text:p>
      <text:p text:style-name="P11"><text:span text:style-name="T5"><text:tab/><text:tab/><text:tab/></text:span><text:span text:style-name="T7">return</text:span><text:span text:style-name="T5">;</text:span></text:p>
      <text:p text:style-name="P11"><text:span text:style-name="T5"><text:tab/><text:tab/>}</text:span></text:p>
      <text:p text:style-name="P11"><text:span text:style-name="T5"><text:tab/><text:tab/>phoneBook.getPeopleGroup().add(pg);</text:span></text:p>
      <text:p text:style-name="P11"><text:span text:style-name="T5"><text:tab/>}</text:span></text:p>
      <text:p text:style-name="P11"><text:span text:style-name="T5">}</text:span></text:p>
      <text:p text:style-name="P10"><text:span text:style-name="T10">@XmlAccessorType</text:span><text:span text:style-name="T5">(</text:span><text:span text:style-name="T10">XmlAccessType</text:span><text:span text:style-name="T5">.</text:span><text:span text:style-name="T10">FIELD</text:span><text:span text:style-name="T5">)</text:span></text:p>
      <text:p text:style-name="P11"><text:span text:style-name="T9">@XmlType</text:span><text:span text:style-name="T5">(name = "", propOrder = {</text:span></text:p>
      <text:p text:style-name="P11"><text:span text:style-name="T5"><text:s text:c="4"/>"peopleGroup"</text:span></text:p>
      <text:p text:style-name="P11"><text:span text:style-name="T5">})</text:span></text:p>
      <text:p text:style-name="P11"><text:span text:style-name="T9">@XmlRootElement</text:span><text:span text:style-name="T5">(name = "phoneBook")</text:span></text:p>
      <text:p text:style-name="P11"><text:soft-page-break/><text:span text:style-name="T7">public</text:span><text:span text:style-name="T5"> </text:span><text:span text:style-name="T7">class</text:span><text:span text:style-name="T5"> </text:span><text:span text:style-name="T7">PhoneBook</text:span><text:span text:style-name="T5"> {</text:span></text:p>
      <text:p text:style-name="P13"/>
      <text:p text:style-name="P11"><text:span text:style-name="T5"><text:s text:c="4"/></text:span><text:span text:style-name="T7">protected</text:span><text:span text:style-name="T5"> List&lt;</text:span><text:span text:style-name="T7">PhoneBook</text:span><text:span text:style-name="T5">.</text:span><text:span text:style-name="T7">PeopleGroup</text:span><text:span text:style-name="T5">&gt; peopleGroup;</text:span></text:p>
      <text:p text:style-name="P11"><text:span text:style-name="T5"><text:s text:c="4"/></text:span><text:span text:style-name="T7">public</text:span><text:span text:style-name="T5"> List&lt;</text:span><text:span text:style-name="T7">PhoneBook</text:span><text:span text:style-name="T5">.</text:span><text:span text:style-name="T7">PeopleGroup</text:span><text:span text:style-name="T5">&gt; </text:span><text:span text:style-name="T7">getPeopleGroup</text:span><text:span text:style-name="T5">() {</text:span></text:p>
      <text:p text:style-name="P11"><text:span text:style-name="T5"><text:s text:c="8"/></text:span><text:span text:style-name="T7">if</text:span><text:span text:style-name="T5"> (peopleGroup == </text:span><text:span text:style-name="T7">null</text:span><text:span text:style-name="T5">) {</text:span></text:p>
      <text:p text:style-name="P11"><text:span text:style-name="T5"><text:s text:c="12"/>peopleGroup = </text:span><text:span text:style-name="T7">new</text:span><text:span text:style-name="T5"> ArrayList&lt;</text:span><text:span text:style-name="T7">PhoneBook</text:span><text:span text:style-name="T5">.</text:span><text:span text:style-name="T7">PeopleGroup</text:span><text:span text:style-name="T5">&gt;();</text:span></text:p>
      <text:p text:style-name="P11"><text:span text:style-name="T5"><text:s text:c="8"/>}</text:span></text:p>
      <text:p text:style-name="P11"><text:span text:style-name="T5"><text:s text:c="8"/></text:span><text:span text:style-name="T7">return</text:span><text:span text:style-name="T5"> </text:span><text:span text:style-name="T7">this</text:span><text:span text:style-name="T5">.peopleGroup;</text:span></text:p>
      <text:p text:style-name="P11"><text:span text:style-name="T5"><text:s text:c="4"/>}</text:span></text:p>
      <text:p text:style-name="P13"/>
      <text:p text:style-name="P11"><text:span text:style-name="T5"><text:s text:c="4"/></text:span><text:span text:style-name="T9">@XmlAccessorType</text:span><text:span text:style-name="T5">(</text:span><text:span text:style-name="T10">XmlAccessType</text:span><text:span text:style-name="T5">.</text:span><text:span text:style-name="T9">FIELD</text:span><text:span text:style-name="T5">)</text:span></text:p>
      <text:p text:style-name="P11"><text:span text:style-name="T5"><text:s text:c="4"/></text:span><text:span text:style-name="T9">@XmlType</text:span><text:span text:style-name="T5">(name = "", propOrder = {</text:span></text:p>
      <text:p text:style-name="P11"><text:span text:style-name="T5"><text:s text:c="8"/>"person"</text:span></text:p>
      <text:p text:style-name="P11"><text:span text:style-name="T5"><text:s text:c="4"/>})</text:span></text:p>
      <text:p text:style-name="P11"><text:span text:style-name="T5"><text:s text:c="4"/></text:span><text:span text:style-name="T7">public</text:span><text:span text:style-name="T5"> </text:span><text:span text:style-name="T7">static</text:span><text:span text:style-name="T5"> </text:span><text:span text:style-name="T7">class</text:span><text:span text:style-name="T5"> </text:span><text:span text:style-name="T7">PeopleGroup</text:span><text:span text:style-name="T5"> {</text:span></text:p>
      <text:p text:style-name="P13"/>
      <text:p text:style-name="P11"><text:span text:style-name="T5"><text:s text:c="8"/></text:span><text:span text:style-name="T7">protected</text:span><text:span text:style-name="T5"> List&lt;</text:span><text:span text:style-name="T7">PhoneBook</text:span><text:span text:style-name="T5">.</text:span><text:span text:style-name="T7">PeopleGroup</text:span><text:span text:style-name="T5">.</text:span><text:span text:style-name="T7">Person</text:span><text:span text:style-name="T5">&gt; person;</text:span></text:p>
      <text:p text:style-name="P11"><text:span text:style-name="T5"><text:s text:c="8"/></text:span><text:span text:style-name="T9">@XmlAttribute</text:span><text:span text:style-name="T5">(name = "name")</text:span></text:p>
      <text:p text:style-name="P11"><text:span text:style-name="T5"><text:s text:c="8"/></text:span><text:span text:style-name="T7">protected</text:span><text:span text:style-name="T5"> </text:span><text:span text:style-name="T7">String</text:span><text:span text:style-name="T5"> name;</text:span></text:p>
      <text:p text:style-name="P13"/>
      <text:p text:style-name="P11"><text:span text:style-name="T5"><text:s text:c="8"/></text:span><text:span text:style-name="T7">public</text:span><text:span text:style-name="T5"> List&lt;</text:span><text:span text:style-name="T7">PhoneBook</text:span><text:span text:style-name="T5">.</text:span><text:span text:style-name="T7">PeopleGroup</text:span><text:span text:style-name="T5">.</text:span><text:span text:style-name="T7">Person</text:span><text:span text:style-name="T5">&gt; </text:span><text:span text:style-name="T7">getPerson</text:span><text:span text:style-name="T5">() {</text:span></text:p>
      <text:p text:style-name="P11"><text:span text:style-name="T5"><text:s text:c="12"/></text:span><text:span text:style-name="T7">if</text:span><text:span text:style-name="T5"> (person == </text:span><text:span text:style-name="T7">null</text:span><text:span text:style-name="T5">) {</text:span></text:p>
      <text:p text:style-name="P11"><text:span text:style-name="T5"><text:s text:c="16"/>person = </text:span><text:span text:style-name="T7">new</text:span><text:span text:style-name="T5"> ArrayList&lt;</text:span><text:span text:style-name="T7">PhoneBook</text:span><text:span text:style-name="T5">.</text:span><text:span text:style-name="T7">PeopleGroup</text:span><text:span text:style-name="T5">.</text:span><text:span text:style-name="T7">Person</text:span><text:span text:style-name="T5">&gt;();</text:span></text:p>
      <text:p text:style-name="P11"><text:span text:style-name="T5"><text:s text:c="12"/>}</text:span></text:p>
      <text:p text:style-name="P11"><text:span text:style-name="T5"><text:s text:c="12"/></text:span><text:span text:style-name="T7">return</text:span><text:span text:style-name="T5"> </text:span><text:span text:style-name="T7">this</text:span><text:span text:style-name="T5">.person;</text:span></text:p>
      <text:p text:style-name="P11"><text:span text:style-name="T5"><text:s text:c="8"/>}</text:span></text:p>
      <text:p text:style-name="P13"/>
      <text:p text:style-name="P11"><text:span text:style-name="T5"><text:s text:c="8"/></text:span><text:span text:style-name="T7">public</text:span><text:span text:style-name="T5"> </text:span><text:span text:style-name="T7">String</text:span><text:span text:style-name="T5"> </text:span><text:span text:style-name="T7">getName</text:span><text:span text:style-name="T5">() {</text:span></text:p>
      <text:p text:style-name="P11"><text:span text:style-name="T5"><text:s text:c="12"/></text:span><text:span text:style-name="T7">return</text:span><text:span text:style-name="T5"> name;</text:span></text:p>
      <text:p text:style-name="P11"><text:span text:style-name="T5"><text:s text:c="8"/>}</text:span></text:p>
      <text:p text:style-name="P11"><text:span text:style-name="T5"><text:s text:c="8"/></text:span><text:span text:style-name="T7">public</text:span><text:span text:style-name="T5"> </text:span><text:span text:style-name="T7">void</text:span><text:span text:style-name="T5"> </text:span><text:span text:style-name="T7">setName</text:span><text:span text:style-name="T5">(</text:span><text:span text:style-name="T7">String</text:span><text:span text:style-name="T5"> value) {</text:span></text:p>
      <text:p text:style-name="P11"><text:span text:style-name="T5"><text:s text:c="12"/></text:span><text:span text:style-name="T7">this</text:span><text:span text:style-name="T5">.name = value;</text:span></text:p>
      <text:p text:style-name="P11"><text:span text:style-name="T5"><text:s text:c="8"/>}</text:span></text:p>
      <text:p text:style-name="P11"><text:span text:style-name="T5"><text:s text:c="8"/></text:span><text:span text:style-name="T9">@XmlAccessorType</text:span><text:span text:style-name="T5">(</text:span><text:span text:style-name="T10">XmlAccessType</text:span><text:span text:style-name="T5">.</text:span><text:span text:style-name="T9">FIELD</text:span><text:span text:style-name="T5">)</text:span></text:p>
      <text:p text:style-name="P11"><text:span text:style-name="T5"><text:s text:c="8"/></text:span><text:span text:style-name="T9">@XmlType</text:span><text:span text:style-name="T5">(name = "", propOrder = {</text:span></text:p>
      <text:p text:style-name="P11"><text:span text:style-name="T5"><text:s text:c="12"/>"firstName",</text:span></text:p>
      <text:p text:style-name="P11"><text:span text:style-name="T5"><text:s text:c="12"/>"lastName",</text:span></text:p>
      <text:p text:style-name="P11"><text:span text:style-name="T5"><text:s text:c="12"/>"email",</text:span></text:p>
      <text:p text:style-name="P11"><text:span text:style-name="T5"><text:s text:c="12"/>"birthday",</text:span></text:p>
      <text:p text:style-name="P11"><text:span text:style-name="T5"><text:s text:c="12"/>"phoneNumber"</text:span></text:p>
      <text:p text:style-name="P11"><text:span text:style-name="T5"><text:s text:c="8"/>})</text:span></text:p>
      <text:p text:style-name="P11"><text:span text:style-name="T5"><text:s text:c="8"/></text:span><text:span text:style-name="T7">public</text:span><text:span text:style-name="T5"> </text:span><text:span text:style-name="T7">static</text:span><text:span text:style-name="T5"> </text:span><text:span text:style-name="T7">class</text:span><text:span text:style-name="T5"> </text:span><text:span text:style-name="T7">Person</text:span><text:span text:style-name="T5"> {</text:span></text:p>
      <text:p text:style-name="P11"><text:span text:style-name="T5"><text:s text:c="12"/></text:span><text:span text:style-name="T9">@XmlElement</text:span><text:span text:style-name="T5">(required = </text:span><text:span text:style-name="T7">true</text:span><text:span text:style-name="T5">)</text:span></text:p>
      <text:p text:style-name="P11"><text:span text:style-name="T5"><text:s text:c="12"/></text:span><text:span text:style-name="T7">protected</text:span><text:span text:style-name="T5"> </text:span><text:span text:style-name="T7">String</text:span><text:span text:style-name="T5"> firstName;</text:span></text:p>
      <text:p text:style-name="P11"><text:span text:style-name="T5"><text:s text:c="12"/></text:span><text:span text:style-name="T9">@XmlElement</text:span><text:span text:style-name="T5">(required = </text:span><text:span text:style-name="T7">true</text:span><text:span text:style-name="T5">)</text:span></text:p>
      <text:p text:style-name="P11"><text:span text:style-name="T5"><text:s text:c="12"/></text:span><text:span text:style-name="T7">protected</text:span><text:span text:style-name="T5"> </text:span><text:span text:style-name="T7">String</text:span><text:span text:style-name="T5"> lastName;</text:span></text:p>
      <text:p text:style-name="P11"><text:span text:style-name="T5"><text:s text:c="12"/></text:span><text:span text:style-name="T7">protected</text:span><text:span text:style-name="T5"> List&lt;String&gt; email;</text:span></text:p>
      <text:p text:style-name="P11"><text:span text:style-name="T5"><text:s text:c="12"/></text:span><text:span text:style-name="T7">protected</text:span><text:span text:style-name="T5"> </text:span><text:span text:style-name="T7">String</text:span><text:span text:style-name="T5"> birthday;</text:span></text:p>
      <text:p text:style-name="P11"><text:span text:style-name="T5"><text:s text:c="12"/></text:span><text:span text:style-name="T9">@XmlElement</text:span><text:span text:style-name="T5">(required = </text:span><text:span text:style-name="T7">true</text:span><text:span text:style-name="T5">)</text:span></text:p>
      <text:p text:style-name="P11"><text:span text:style-name="T5"><text:s text:c="12"/></text:span><text:span text:style-name="T7">protected</text:span><text:span text:style-name="T5"> </text:span><text:span text:style-name="T7">PhoneBook</text:span><text:span text:style-name="T5">.</text:span><text:span text:style-name="T7">PeopleGroup</text:span><text:span text:style-name="T5">.</text:span><text:span text:style-name="T7">Person</text:span><text:span text:style-name="T5">.</text:span><text:span text:style-name="T7">PhoneNumber</text:span><text:span text:style-name="T5"> phoneNumber;</text:span></text:p>
      <text:p text:style-name="P11"><text:span text:style-name="T5"><text:tab/> <text:s text:c="5"/></text:span><text:span text:style-name="T7">public</text:span><text:span text:style-name="T5"> </text:span><text:span text:style-name="T7">String</text:span><text:span text:style-name="T5"> </text:span><text:span text:style-name="T7">getFirstName</text:span><text:span text:style-name="T5">() {</text:span></text:p>
      <text:p text:style-name="P11"><text:span text:style-name="T5"><text:s text:c="16"/></text:span><text:span text:style-name="T7">return</text:span><text:span text:style-name="T5"> firstName;</text:span></text:p>
      <text:p text:style-name="P11"><text:span text:style-name="T5"><text:s text:c="12"/>}</text:span></text:p>
      <text:p text:style-name="P11"><text:span text:style-name="T5"><text:s text:c="12"/></text:span><text:span text:style-name="T7">public</text:span><text:span text:style-name="T5"> </text:span><text:span text:style-name="T7">void</text:span><text:span text:style-name="T5"> </text:span><text:span text:style-name="T7">setFirstName</text:span><text:span text:style-name="T5">(</text:span><text:span text:style-name="T7">String</text:span><text:span text:style-name="T5"> value) {</text:span></text:p>
      <text:p text:style-name="P11"><text:span text:style-name="T5"><text:s text:c="16"/></text:span><text:span text:style-name="T7">this</text:span><text:span text:style-name="T5">.firstName = value;</text:span></text:p>
      <text:p text:style-name="P11"><text:span text:style-name="T5"><text:s text:c="12"/>}</text:span></text:p>
      <text:p text:style-name="P11"><text:span text:style-name="T5"><text:s text:c="12"/></text:span><text:span text:style-name="T7">public</text:span><text:span text:style-name="T5"> </text:span><text:span text:style-name="T7">String</text:span><text:span text:style-name="T5"> </text:span><text:span text:style-name="T7">getLastName</text:span><text:span text:style-name="T5">() {</text:span></text:p>
      <text:p text:style-name="P11"><text:span text:style-name="T5"><text:s text:c="16"/></text:span><text:span text:style-name="T7">return</text:span><text:span text:style-name="T5"> lastName;</text:span></text:p>
      <text:p text:style-name="P11"><text:span text:style-name="T5"><text:s text:c="12"/>}</text:span></text:p>
      <text:p text:style-name="P11"><text:span text:style-name="T5"><text:s text:c="12"/></text:span><text:span text:style-name="T7">public</text:span><text:span text:style-name="T5"> </text:span><text:span text:style-name="T7">void</text:span><text:span text:style-name="T5"> </text:span><text:span text:style-name="T7">setLastName</text:span><text:span text:style-name="T5">(</text:span><text:span text:style-name="T7">String</text:span><text:span text:style-name="T5"> value) {</text:span></text:p>
      <text:p text:style-name="P11"><text:span text:style-name="T5"><text:s text:c="16"/></text:span><text:span text:style-name="T7">this</text:span><text:span text:style-name="T5">.lastName = value;</text:span></text:p>
      <text:p text:style-name="P11"><text:span text:style-name="T5"><text:s text:c="12"/>}</text:span></text:p>
      <text:p text:style-name="P11"><text:soft-page-break/><text:span text:style-name="T5"><text:s text:c="11"/><text:tab/></text:span><text:span text:style-name="T7">public</text:span><text:span text:style-name="T5"> List&lt;String&gt; </text:span><text:span text:style-name="T7">getEmail</text:span><text:span text:style-name="T5">() {</text:span></text:p>
      <text:p text:style-name="P11"><text:span text:style-name="T5"><text:s text:c="16"/></text:span><text:span text:style-name="T7">if</text:span><text:span text:style-name="T5"> (email == </text:span><text:span text:style-name="T7">null</text:span><text:span text:style-name="T5">) {</text:span></text:p>
      <text:p text:style-name="P11"><text:span text:style-name="T5"><text:s text:c="20"/>email = </text:span><text:span text:style-name="T7">new</text:span><text:span text:style-name="T5"> ArrayList&lt;String&gt;();</text:span></text:p>
      <text:p text:style-name="P11"><text:span text:style-name="T5"><text:s text:c="16"/>}</text:span></text:p>
      <text:p text:style-name="P11"><text:span text:style-name="T5"><text:s text:c="16"/></text:span><text:span text:style-name="T7">return</text:span><text:span text:style-name="T5"> </text:span><text:span text:style-name="T7">this</text:span><text:span text:style-name="T5">.email;</text:span></text:p>
      <text:p text:style-name="P11"><text:span text:style-name="T5"><text:s text:c="12"/>}</text:span></text:p>
      <text:p text:style-name="P11"><text:span text:style-name="T5"><text:s text:c="12"/></text:span><text:span text:style-name="T7">public</text:span><text:span text:style-name="T5"> </text:span><text:span text:style-name="T7">String</text:span><text:span text:style-name="T5"> </text:span><text:span text:style-name="T7">getBirthday</text:span><text:span text:style-name="T5">() {</text:span></text:p>
      <text:p text:style-name="P11"><text:span text:style-name="T5"><text:s text:c="16"/></text:span><text:span text:style-name="T7">return</text:span><text:span text:style-name="T5"> birthday;</text:span></text:p>
      <text:p text:style-name="P11"><text:span text:style-name="T5"><text:s text:c="12"/>}</text:span></text:p>
      <text:p text:style-name="P11"><text:span text:style-name="T5"><text:s text:c="12"/></text:span><text:span text:style-name="T7">public</text:span><text:span text:style-name="T5"> </text:span><text:span text:style-name="T7">void</text:span><text:span text:style-name="T5"> </text:span><text:span text:style-name="T7">setBirthday</text:span><text:span text:style-name="T5">(</text:span><text:span text:style-name="T7">String</text:span><text:span text:style-name="T5"> value) {</text:span></text:p>
      <text:p text:style-name="P11"><text:span text:style-name="T5"><text:s text:c="16"/></text:span><text:span text:style-name="T7">this</text:span><text:span text:style-name="T5">.birthday = value;</text:span></text:p>
      <text:p text:style-name="P11"><text:span text:style-name="T5"><text:s text:c="12"/>}</text:span></text:p>
      <text:p text:style-name="P11"><text:span text:style-name="T5"><text:s text:c="12"/></text:span><text:span text:style-name="T7">public</text:span><text:span text:style-name="T5"> </text:span><text:span text:style-name="T7">PhoneBook</text:span><text:span text:style-name="T5">.</text:span><text:span text:style-name="T7">PeopleGroup</text:span><text:span text:style-name="T5">.</text:span><text:span text:style-name="T7">Person</text:span><text:span text:style-name="T5">.</text:span><text:span text:style-name="T7">PhoneNumber</text:span><text:span text:style-name="T5"> </text:span><text:span text:style-name="T7">getPhoneNumber</text:span><text:span text:style-name="T5">() {</text:span></text:p>
      <text:p text:style-name="P11"><text:span text:style-name="T5"><text:s text:c="16"/></text:span><text:span text:style-name="T7">return</text:span><text:span text:style-name="T5"> phoneNumber;</text:span></text:p>
      <text:p text:style-name="P11"><text:span text:style-name="T5"><text:s text:c="12"/>}</text:span></text:p>
      <text:p text:style-name="P11"><text:span text:style-name="T5"><text:s text:c="12"/></text:span><text:span text:style-name="T7">public</text:span><text:span text:style-name="T5"> </text:span><text:span text:style-name="T7">void</text:span><text:span text:style-name="T5"> </text:span><text:span text:style-name="T7">setPhoneNumber</text:span><text:span text:style-name="T5">(</text:span><text:span text:style-name="T7">PhoneBook</text:span><text:span text:style-name="T5">.</text:span><text:span text:style-name="T7">PeopleGroup</text:span><text:span text:style-name="T5">.</text:span><text:span text:style-name="T7">Person</text:span><text:span text:style-name="T5">.</text:span><text:span text:style-name="T7">PhoneNumber</text:span><text:span text:style-name="T5"> value) {</text:span></text:p>
      <text:p text:style-name="P11"><text:span text:style-name="T5"><text:s text:c="16"/></text:span><text:span text:style-name="T7">this</text:span><text:span text:style-name="T5">.phoneNumber = value;</text:span></text:p>
      <text:p text:style-name="P11"><text:span text:style-name="T5"><text:s text:c="12"/>}</text:span></text:p>
      <text:p text:style-name="P11"><text:span text:style-name="T5"><text:s text:c="12"/></text:span><text:span text:style-name="T9">@XmlAccessorType</text:span><text:span text:style-name="T5">(</text:span><text:span text:style-name="T10">XmlAccessType</text:span><text:span text:style-name="T5">.</text:span><text:span text:style-name="T9">FIELD</text:span><text:span text:style-name="T5">)</text:span></text:p>
      <text:p text:style-name="P11"><text:span text:style-name="T5"><text:s text:c="12"/></text:span><text:span text:style-name="T9">@XmlType</text:span><text:span text:style-name="T5">(name = "", propOrder = {</text:span></text:p>
      <text:p text:style-name="P11"><text:span text:style-name="T5"><text:s text:c="16"/>"mobile",</text:span></text:p>
      <text:p text:style-name="P11"><text:span text:style-name="T5"><text:s text:c="16"/>"home"</text:span></text:p>
      <text:p text:style-name="P11"><text:span text:style-name="T5"><text:s text:c="12"/>})</text:span></text:p>
      <text:p text:style-name="P11"><text:span text:style-name="T5"><text:s text:c="12"/></text:span><text:span text:style-name="T7">public</text:span><text:span text:style-name="T5"> </text:span><text:span text:style-name="T7">static</text:span><text:span text:style-name="T5"> </text:span><text:span text:style-name="T7">class</text:span><text:span text:style-name="T5"> </text:span><text:span text:style-name="T7">PhoneNumber</text:span><text:span text:style-name="T5"> {</text:span></text:p>
      <text:p text:style-name="P13"/>
      <text:p text:style-name="P11"><text:span text:style-name="T5"><text:s text:c="16"/></text:span><text:span text:style-name="T7">protected</text:span><text:span text:style-name="T5"> </text:span><text:span text:style-name="T7">String</text:span><text:span text:style-name="T5"> mobile;</text:span></text:p>
      <text:p text:style-name="P11"><text:span text:style-name="T5"><text:s text:c="16"/></text:span><text:span text:style-name="T7">protected</text:span><text:span text:style-name="T5"> </text:span><text:span text:style-name="T7">String</text:span><text:span text:style-name="T5"> home;</text:span></text:p>
      <text:p text:style-name="P11"><text:span text:style-name="T5"><text:s text:c="16"/></text:span><text:span text:style-name="T7">public</text:span><text:span text:style-name="T5"> </text:span><text:span text:style-name="T7">String</text:span><text:span text:style-name="T5"> </text:span><text:span text:style-name="T7">getMobile</text:span><text:span text:style-name="T5">() {</text:span></text:p>
      <text:p text:style-name="P11"><text:span text:style-name="T5"><text:s text:c="20"/></text:span><text:span text:style-name="T7">return</text:span><text:span text:style-name="T5"> mobile;</text:span></text:p>
      <text:p text:style-name="P11"><text:span text:style-name="T5"><text:s text:c="16"/>}</text:span></text:p>
      <text:p text:style-name="P11"><text:span text:style-name="T5"><text:s text:c="16"/></text:span><text:span text:style-name="T7">public</text:span><text:span text:style-name="T5"> </text:span><text:span text:style-name="T7">void</text:span><text:span text:style-name="T5"> </text:span><text:span text:style-name="T7">setMobile</text:span><text:span text:style-name="T5">(</text:span><text:span text:style-name="T7">String</text:span><text:span text:style-name="T5"> string) {</text:span></text:p>
      <text:p text:style-name="P11"><text:span text:style-name="T5"><text:s text:c="20"/></text:span><text:span text:style-name="T7">this</text:span><text:span text:style-name="T5">.mobile = string;</text:span></text:p>
      <text:p text:style-name="P11"><text:span text:style-name="T5"><text:s text:c="16"/>}</text:span></text:p>
      <text:p text:style-name="P11"><text:span text:style-name="T5"><text:s text:c="16"/></text:span><text:span text:style-name="T7">public</text:span><text:span text:style-name="T5"> </text:span><text:span text:style-name="T7">String</text:span><text:span text:style-name="T5"> </text:span><text:span text:style-name="T7">getHome</text:span><text:span text:style-name="T5">() {</text:span></text:p>
      <text:p text:style-name="P11"><text:span text:style-name="T5"><text:s text:c="20"/></text:span><text:span text:style-name="T7">return</text:span><text:span text:style-name="T5"> home;</text:span></text:p>
      <text:p text:style-name="P11"><text:span text:style-name="T5"><text:s text:c="16"/>}</text:span></text:p>
      <text:p text:style-name="P11"><text:span text:style-name="T5"><text:s text:c="16"/></text:span><text:span text:style-name="T7">public</text:span><text:span text:style-name="T5"> </text:span><text:span text:style-name="T7">void</text:span><text:span text:style-name="T5"> </text:span><text:span text:style-name="T7">setHome</text:span><text:span text:style-name="T5">(</text:span><text:span text:style-name="T7">String</text:span><text:span text:style-name="T5"> value) {</text:span></text:p>
      <text:p text:style-name="P11"><text:span text:style-name="T5"><text:s text:c="20"/></text:span><text:span text:style-name="T7">this</text:span><text:span text:style-name="T5">.home = value;</text:span></text:p>
      <text:p text:style-name="P10"/>
      <text:p text:style-name="P10"><text:tab/> Выводы</text:p>
      <text:p text:style-name="P10"/>
      <text:p text:style-name="P10"><text:tab/><text:span text:style-name="T2">В ходе лабораторной работы был </text:span><text:span text:style-name="T4">изучен универсальный язык разметки XML, а также DTD и схема, предназначенные для определения и верификации XML документов. Была</text:span><text:span text:style-name="T2"> изучена технология JAXB (Java API for XML Binding) для связывания XML данных. </text:span><text:span text:style-name="T4">Было написано приложение которое проводит демаршаллизацию, изменение и маршаллизацию XML документа. Для создания классов и работы библиотеки JAXB была создана схема XML документ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2:54:16.673323704</meta:creation-date>
    <dc:date>2015-03-12T23:15:21.380776536</dc:date>
    <meta:editing-duration>PT13M8S</meta:editing-duration>
    <meta:editing-cycles>4</meta:editing-cycles>
    <meta:generator>LibreOffice/4.2.7.2$Linux_X86_64 LibreOffice_project/420m0$Build-2</meta:generator>
    <meta:document-statistic meta:table-count="0" meta:image-count="0" meta:object-count="0" meta:page-count="6" meta:paragraph-count="283" meta:word-count="1030" meta:character-count="11988" meta:non-whitespace-character-count="9369"/>
  </office:meta>
</office:document-meta>
</file>